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FreeMono1" svg:font-family="FreeMono" style:font-family-generic="modern" style:font-pitch="variable"/>
    <style:font-face style:name="FreeMono" svg:font-family="FreeMono" style:font-adornments="Normal"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font-size="7pt" style:font-size-asian="7pt" style:font-size-complex="7pt"/>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paragraph-properties fo:break-before="page"/>
      <style:text-properties fo:font-size="10pt" style:font-size-asian="10pt" style:font-size-complex="10pt"/>
    </style:style>
    <style:style style:name="P5" style:family="paragraph" style:parent-style-name="Heading_20_1">
      <style:paragraph-properties fo:break-before="page"/>
    </style:style>
    <style:style style:name="P6" style:family="paragraph" style:parent-style-name="Standard">
      <style:paragraph-properties fo:margin-left="0.995cm" fo:margin-right="0cm" fo:text-indent="0cm" style:auto-text-indent="false"/>
      <style:text-properties fo:font-size="10pt" style:font-size-asian="10pt" style:font-size-complex="10pt"/>
    </style:style>
    <style:style style:name="P7" style:family="paragraph" style:parent-style-name="Standard">
      <style:paragraph-properties fo:margin-left="0cm" fo:margin-right="0cm" fo:text-indent="0cm" style:auto-text-indent="false">
        <style:tab-stops>
          <style:tab-stop style:position="1.247cm"/>
        </style:tab-stops>
      </style:paragraph-properties>
      <style:text-properties fo:font-size="10pt" style:font-size-asian="10pt" style:font-size-complex="10pt"/>
    </style:style>
    <style:style style:name="P8" style:family="paragraph" style:parent-style-name="Standard">
      <style:paragraph-properties fo:margin-left="1.011cm" fo:margin-right="0cm" fo:text-indent="0cm" style:auto-text-indent="false"/>
    </style:style>
    <style:style style:name="P9" style:family="paragraph" style:parent-style-name="Standard">
      <style:paragraph-properties fo:margin-left="1.011cm" fo:margin-right="0cm" fo:text-indent="0cm" style:auto-text-indent="false"/>
      <style:text-properties fo:font-size="10pt" style:font-size-asian="10pt" style:font-size-complex="10pt"/>
    </style:style>
    <style:style style:name="P10" style:family="paragraph" style:parent-style-name="Standard">
      <style:paragraph-properties fo:margin-left="0.981cm" fo:margin-right="0cm" fo:text-indent="0cm" style:auto-text-indent="false"/>
      <style:text-properties fo:font-size="10pt" style:font-size-asian="10pt" style:font-size-complex="10pt"/>
    </style:style>
    <style:style style:name="P11" style:family="paragraph" style:parent-style-name="Code">
      <style:text-properties fo:font-size="7pt" style:font-size-asian="7pt" style:font-size-complex="7pt"/>
    </style:style>
    <style:style style:name="P12" style:family="paragraph" style:parent-style-name="Code">
      <style:text-properties style:font-name="FreeMono1" fo:font-size="7pt" style:font-size-asian="7pt" style:font-size-complex="7pt"/>
    </style:style>
    <style:style style:name="P13" style:family="paragraph" style:parent-style-name="Code">
      <style:paragraph-properties style:line-height-at-least="0cm" fo:text-align="justify" style:justify-single-word="false"/>
      <style:text-properties style:font-name="FreeMono" fo:font-size="8pt"/>
    </style:style>
    <style:style style:name="P14" style:family="paragraph" style:parent-style-name="Standard">
      <style:text-properties fo:font-size="10pt" style:font-size-asian="10pt" style:font-size-complex="10pt"/>
    </style:style>
    <style:style style:name="P15" style:family="paragraph" style:parent-style-name="Standard">
      <style:paragraph-properties fo:margin-left="0.995cm" fo:margin-right="0cm" fo:text-indent="0cm" style:auto-text-indent="false">
        <style:tab-stops>
          <style:tab-stop style:position="1.247cm"/>
        </style:tab-stops>
      </style:paragraph-properties>
      <style:text-properties fo:font-size="10pt" style:font-size-asian="10pt" style:font-size-complex="10pt"/>
    </style:style>
    <style:style style:name="P16" style:family="paragraph" style:parent-style-name="Heading_20_2">
      <style:text-properties fo:font-size="10pt" style:font-size-asian="10pt" style:font-size-complex="10pt"/>
    </style:style>
    <style:style style:name="P17" style:family="paragraph" style:parent-style-name="Heading_20_1" style:list-style-name="L1">
      <style:text-properties fo:font-size="10pt" style:font-size-asian="10pt" style:font-size-complex="10pt"/>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size="8pt" style:font-size-asian="8pt" style:font-size-complex="8pt"/>
    </style:style>
    <style:style style:name="T3" style:family="text">
      <style:text-properties fo:font-size="7pt" style:font-size-asian="7pt" style:font-size-complex="7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e protocole MUTE</text:p>
      <text:p text:style-name="P1"/>
      <text:p text:style-name="P1"/>
      <text:p text:style-name="Standard"><text:span text:style-name="T1">les documents de base sont sur </text:span><text:a xlink:type="simple" xlink:href="http://mute-net.cvs.sourceforge.net/mute-net/MUTE/doc/"><text:span text:style-name="T1">http://mute-net.cvs.sourceforge.net/mute-net/MUTE/doc/</text:span></text:a><text:span text:style-name="T1"> :</text:span></text:p>
      <text:p text:style-name="P1"/>
      <text:p text:style-name="P1">secureStreamProtocol.txt : le protocole sécurisé noeud à noeud</text:p>
      <text:p text:style-name="P1">messageFormat.txt : format des messages niveau routage</text:p>
      <text:p text:style-name="P1">routingAlgorithm.txt : l'algorithme de routage</text:p>
      <text:p text:style-name="P1">pointToPointProtocol.txt : le protocole point-à-point</text:p>
      <text:p text:style-name="P1">fileTransferProtocol.txt : <text:s/>le protocole de partage de fichiers</text:p>
      <text:p text:style-name="P1"/>
      <text:p text:style-name="P1">Traduction partielle à finir...</text:p>
      <text:p text:style-name="P1"/>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9">1) le protocole sécurisé noeud à noeud (secureStreamProtocol.txt)<text:tab/>2</text:p>
          <text:p text:style-name="P19">2) format des messages niveau routage (messageFormat.txt)<text:tab/>3</text:p>
          <text:p text:style-name="P18">2-a échange des listes d'hôtes<text:tab/>3</text:p>
          <text:p text:style-name="P18">2-b les messages MUTE<text:tab/>4</text:p>
          <text:p text:style-name="P19">3) l'algorithme de routage (routingAlgorithm.txt)<text:tab/>7</text:p>
          <text:p text:style-name="P19">4) le protocole point-à-point (pointToPointProtocol.txt)<text:tab/>9</text:p>
          <text:p text:style-name="P19">5) le protocole de partage de fichiers (fileTransferProtocol.txt)<text:tab/>12</text:p>
          <text:p text:style-name="P18">5-a File information retrieval message (Used to request information about a file) :<text:tab/>12</text:p>
          <text:p text:style-name="P18">5-b File information message:<text:tab/>12</text:p>
          <text:p text:style-name="P18">5-c File chunk retrieval message:<text:tab/>13</text:p>
          <text:p text:style-name="P18">5-d File chunk message:<text:tab/>13</text:p>
          <text:p text:style-name="P18">5-e Directory chunk retrieval message:<text:tab/>14</text:p>
          <text:p text:style-name="P18">5-f Directory chunk message:<text:tab/>14</text:p>
        </text:index-body>
      </text:table-of-content>
      <text:p text:style-name="P1"/>
      <text:p text:style-name="P4"/>
      <text:p text:style-name="P1"/>
      <text:p text:style-name="P1"/>
      <text:h text:style-name="Heading_20_1" text:outline-level="1" text:is-list-header="true">1) le protocole sécurisé noeud à noeud (<text:span text:style-name="T1">secureStreamProtocol.txt)</text:span></text:h>
      <text:p text:style-name="P1">Format de l'établissement du protocole (l'ordre des champs est strict): </text:p>
      <text:p text:style-name="P1"/>
      <text:p text:style-name="P12">PublicKey: &lt;note clé publique, encodée DER et hex&gt;</text:p>
      <text:p text:style-name="P12">EndPublicKey</text:p>
      <text:p text:style-name="P12">AESKey: &lt;clé AES 128 bits, chiffrée RSA avec l'autre clé publique, puis encodée hex&gt;</text:p>
      <text:p text:style-name="P12">EndAESKey</text:p>
      <text:p text:style-name="P12">Stream:&lt;données binaires, chiffrées avec notre clé AES&gt; </text:p>
      <text:p text:style-name="P12"/>
      <text:p text:style-name="P1">Tous les champs sont délimités par des espaces. les clés encodées Hex doivent être des chaînes sans interruption.</text:p>
      <text:p text:style-name="P1">Les données commencent immédiatement après le ":" de "Stream:" (pas d'espace, ni tabulation, ni rien d'autre), le binaire pur est autorisé.</text:p>
      <text:p text:style-name="P1"/>
      <text:p text:style-name="P1">Après l'envoi de l'ensemble de notre clé publique, nous devons bien sûr attendre l'autre clé publique avant d'envoyer la clé secrète AES (puisque nous devons la chiffrer avec Sa clé publique). </text:p>
      <text:p text:style-name="P1"/>
      <text:p text:style-name="P1">The AES encryptor runs in CFB mode with an initialization vector of all zeros.</text:p>
      <text:p text:style-name="P1">Thus, AES keys should not be reused---</text:p>
      <text:p text:style-name="P1">de nouvelles clés AES sont générées à chaque établissement de flux.</text:p>
      <text:list text:style-name="L1">
        <text:list-header>
          <text:h text:style-name="P17" text:outline-level="1" text:is-list-header="true"/>
        </text:list-header>
      </text:list>
      <text:h text:style-name="P5" text:outline-level="1"><text:span text:style-name="T1">2) format des messages niveau routage </text:span><text:span text:style-name="T2">(messageFormat.txt)</text:span></text:h>
      <text:p text:style-name="P1"/>
      <text:p text:style-name="P1">Ce document décrit le format des messages utilisé par la couche de routage. Ces messages sont envoyés à travers le protocole sécurisé noeud à noeud (voir ci-dessus).</text:p>
      <text:h text:style-name="P16" text:outline-level="2">2-a échange des listes d'hôtes</text:h>
      <text:p text:style-name="P1">Une fois le protocole sécurisé établi, les deux noeuds échangent leur liste complète de noeuds connus. Le format de ces listes est (l'ordre des champs est imposé) :</text:p>
      <text:p text:style-name="P1"/>
      <text:p text:style-name="P11">LocalUniqueName: &lt;nom unique&gt;</text:p>
      <text:p text:style-name="P11">LocalPort: &lt;numéro de port&gt;</text:p>
      <text:p text:style-name="P11">TimestampCounter: &lt;compteur ascii base-10&gt;</text:p>
      <text:p text:style-name="P11">EndLocalNodeInformation</text:p>
      <text:p text:style-name="P11">HostCount: &lt;nombre de noeuds&gt;</text:p>
      <text:p text:style-name="P11">&lt;addresse&gt; &lt;port&gt;</text:p>
      <text:p text:style-name="P11">...</text:p>
      <text:p text:style-name="P11">&lt;addresse&gt; &lt;port&gt;</text:p>
      <text:p text:style-name="P11">EndHostList</text:p>
      <text:p text:style-name="P11">Connection: &lt;statut&gt;</text:p>
      <text:p text:style-name="P11">EndConnectionStatus</text:p>
      <text:p text:style-name="P1"/>
      <text:p text:style-name="P1">les champs sont délimités par des espaces.</text:p>
      <text:p text:style-name="P1">Le champ TimestampCounter contient la valeur du marqueur local « timestamp », qui est utilisé pour les « timeouts » des messages.</text:p>
      <text:p text:style-name="P1">Cet échange de compteur permet à un nouveau noeud de synchroniser son compteur avec le reste du réseau MUTE avant d'échanger des message.</text:p>
      <text:p text:style-name="P1"/>
      <text:p text:style-name="P1">&lt;statut&gt; est soit "Accepted" soit "Rejected" </text:p>
      <text:p text:style-name="P1"/>
      <text:p text:style-name="P1">Exemple 1:</text:p>
      <text:p text:style-name="P2">LocalUniqueName: 7213D29781593840CF00CDD1E9A7A425AE16DCA5</text:p>
      <text:p text:style-name="P11">LocalPort: 9870</text:p>
      <text:p text:style-name="P11">TimestampCounter: 19280</text:p>
      <text:p text:style-name="P11">EndLocalNodeInformation</text:p>
      <text:p text:style-name="P11"/>
      <text:p text:style-name="P11">HostCount: 3</text:p>
      <text:p text:style-name="P11">www.test.com 8049</text:p>
      <text:p text:style-name="P11">128.222.100.5 6662</text:p>
      <text:p text:style-name="P11">myserver.org 7747</text:p>
      <text:p text:style-name="P11">EndHostList</text:p>
      <text:p text:style-name="P11"/>
      <text:p text:style-name="P11">Connection: Accepted</text:p>
      <text:p text:style-name="P11">EndConnectionStatus</text:p>
      <text:p text:style-name="P11"/>
      <text:p text:style-name="P1">Example 2:</text:p>
      <text:p text:style-name="P2">LocalUniqueName: 7213D29781593840CF00CDD1E9A7A425AE16DCA5</text:p>
      <text:p text:style-name="P11">LocalPort: 9870</text:p>
      <text:p text:style-name="P11">TimestampCounter: 1283774</text:p>
      <text:p text:style-name="P11">EndLocalNodeInformation</text:p>
      <text:p text:style-name="P11"/>
      <text:p text:style-name="P11">HostCount: 1</text:p>
      <text:p text:style-name="P11">www.test.com 8049</text:p>
      <text:p text:style-name="P11">EndHostList</text:p>
      <text:p text:style-name="P11"/>
      <text:p text:style-name="P11">Connection: Rejected</text:p>
      <text:p text:style-name="P11">EndConnectionStatus</text:p>
      <text:p text:style-name="P1"/>
      <text:p text:style-name="P1">Après l'échange des listes d'hôtes, tous les messages qui suivent sont exclusivement des messages au format MUTE (décrit ci-dessous).</text:p>
      <text:p text:style-name="P1"/>
      <text:p text:style-name="P1"/>
      <text:h text:style-name="P16" text:outline-level="2">2-b les messages MUTE</text:h>
      <text:p text:style-name="P1"/>
      <text:p text:style-name="P1">Le format d'un message MUTE (l'ordre des champs est imposé) :</text:p>
      <text:p text:style-name="P11">UniqueID: &lt;Identifiant&gt;</text:p>
      <text:p text:style-name="P11">From: &lt;adresse virtuelle&gt;</text:p>
      <text:p text:style-name="P11">To: &lt;<text:span text:style-name="T3">adresse virtuelle</text:span>&gt;</text:p>
      <text:p text:style-name="P11">Flags: &lt;chaîne de drapeaux séparés par "|"&gt;</text:p>
      <text:p text:style-name="P11">UtilityCounter: &lt;uncompteur d'utilité positif ou négatif en ascii base-10&gt;</text:p>
      <text:p text:style-name="P11">Length: &lt;longueur du champ « Body » en octets&gt;</text:p>
      <text:p text:style-name="P11">Body:&lt;body&gt;</text:p>
      <text:p text:style-name="P1"/>
      <text:p text:style-name="P1">Le champ UniqueID contient un nom unique et un marqueur « timestamp » séparés par "_". <text:s/>Ce marqueur peut être utilisé pour détruire les vieux messages, même si leur nom unique n'est pas dans le cache des nom uniques vus récemment.</text:p>
      <text:p text:style-name="P1"/>
      <text:p text:style-name="P1">Le chamlp « To » peut être une adresse virtuelle ou ALL pour une diffusion du message à tous les noeud.</text:p>
      <text:p text:style-name="P1"/>
      <text:p text:style-name="P1">Notez que les adresses virtuelles peuvent être le hachage SHA-1 de la clé publique du noeud. Si tel est le cas, l'adresse virtuelle doit commencer par les caractères "PKH" et doit être immédiatement suivi du hachage SHA-1. Par exemple, PKHC125C55CD868B2A380AC8E9E598A5F225428F492. (PKH signifie "clé publique de hachage »). Si une adresse PKH est utilisée, la clé publique elle-même doit être incluse, sinon le message doit être supprimé par sécurité. </text:p>
      <text:p text:style-name="P1"/>
      <text:p text:style-name="P1">La clé privée correspondant à une adresse PKH doit être utilisée pour signer le « UniqueID ». La signature doit être incluse dans un drapeau (voir ci-dessous). les messages PKH sans drapeau « SIGNED_ID » doivent être supprimés.</text:p>
      <text:p text:style-name="P1"/>
      <text:p text:style-name="P1"/>
      <text:p text:style-name="P1">Le champ « Flags » contient les noms de drapeau séparés par des "|" sans espaces (voir les exemples ci-dessous). Si aucun drapeau n'est assigné au message, le drapeau « NONE » doit être utilisé afin que tout message ait au moins un drapeau.</text:p>
      <text:p text:style-name="P1"/>
      <text:p text:style-name="P1">Les drapeaux reconnus sont :</text:p>
      <text:p text:style-name="P1"/>
      <text:p text:style-name="P1">ROUTE_ONLY</text:p>
      <text:p text:style-name="P15">indique que le message doit être transmis seulement si un itinéraire connu existe dans la table de routage locale. ROUTE_ONLY est ignoré si le message est adressé à « ALL » ou si le drapeau <text:s/>FRESH_ROUTE est présent. Il est suggéré d'utiliser ce drapeau pour tous les messages de réponse, afin d'éviter de faire des découvertes de route avec de gros messages.</text:p>
      <text:p text:style-name="P7">FRESH_ROUTE </text:p>
      <text:p text:style-name="P9">indique d'effacer<text:tab/>les tables de routage concernant l'émetteur et le receveur avant de transmettre le message.</text:p>
      <text:p text:style-name="P1">FORWARD_hash</text:p>
      <text:p text:style-name="P6"><text:s text:c="2"/>-- indicates that a broadcast-to-ALL message should be forwarded through a random-depth tree before being switched out of FORWARD mode. <text:s/>The "hash" is a 40-character hex-encoded SHA1 hash value that is used as a random number generator state. <text:s/>Each node should re-hash the hash and use the last 2 digits of the hash as a random value to determine whether or not the message should be switched out of FORWARD mode. <text:s/>If the FORWARD mode should continue, the new hash value should replace the old hash value. While in in FORWARD mode, the UtilityCounter should not be modified. <text:s/>FORWARD mode can be used to protect the anonymity of the search sender. <text:s/>The sender should initialize all searches with the *same* starting FORWARD hash to prevent statistical analysis.</text:p>
      <text:p text:style-name="P1">DROP_TTL_valeur</text:p>
      <text:p text:style-name="P8"><text:span text:style-name="T1">indique qu'un message de type « broadcast-to-ALL » doit être envoyé à tous les voisins mais le message ne doit pas être traité. <text:s/>"valeur" représente le temps de vie avant la destruction du message. Chaque noeud doit décrémenter "valeur" avant de passer le message, et le message doit être détruit lorsque la «valeur» atteint 0. <text:s/>Le mode DROP_TTL est utilisé pour conserver une bonne santé des tables de routage « in the face of DROP_CHAIN mode messages ».</text:span></text:p>
      <text:p text:style-name="P1">DROP_CHAIN</text:p>
      <text:p text:style-name="P6"><text:span text:style-name="T1">indique qu'un message de type « broadcast-to-ALL » doit être traité et envoyé à une partie des voisins</text:span> (more of a "drop tree" than a "drop chain", but a DROP_CHAIN flag is used for historical reasons). <text:s/>Each node should decide randomly at startup how many neighbors it will pass DROP_CHAIN messages on to, and it should behave the same way for all DROP_CHAIN messages that it receives (to thwart statistical analysis). To ensure a network-wide flood termination property, nodes should pick a number of neighbors at random in a way such that the average number of neighbors chosen (the expected value of the number of neighbors) is less than 1. <text:s/>One such formulation is to send to 0 neighbors with probability ¾ and send to i neighbors with probability 1/(2^(i+2)). The expected number of neighbors that we send to with this formulation is 1/2. <text:s/>Thus, if 100 nodes have the message at the start of the drop tail, we expect only 50 to receive it after the first hop, and the number to be cut in half again at each additional hop. <text:s/>If N nodes have the message at the start of the tail, we expect the message to go roughly log_2( N ) hops. When sending DROP_CHAIN messages to on to a subset of neighbors, a node should also send copies of the message to the other neighbors as DROP_TTL mode messages. <text:s/>The starting TTL "value" should correspond to the drop rate so that the TTL depth exceeds the expected depth of the drop tree. For example, with the above formulation, the expected, network-wide drop rate is 1/2 per hop. <text:s/>With this formulation, a node that sends on a DROP_CHAIN message should issue DROP_TTL mode messages with a starting TTL value of 4. DROP_CHAIN mode can be used to protect the anonymity of nodes that are processing a search and sending results back. A node should also send DROP_TTL messages to all neighbors when breaking a DROP_CHAIN to preserve anonymity (otherwise, attacking neighbors could detect whether a DROP_CHAIN was broken or not by whether or not DROP_TTL messages were generated).</text:p>
      <text:p text:style-name="P1">PUBLIC_KEY_key</text:p>
      <text:p text:style-name="P10">-- The public key for the message sender. <text:s/>The "key" is the DER-encoded, hex-encoded RSA public key. Example: <text:s/>PUBLIC_KEY_30819D300D06092A864886F70D01....</text:p>
      <text:p text:style-name="P1">SIGNED_ID_sig</text:p>
      <text:p text:style-name="P6"><text:s text:c="4"/>-- The signature of the message's UniqueID string. The ID string is signed with RSA (SSA PKCS1v15 SHA), and "sig" is the hex-encoded result. Example: <text:s/>SIGNED_ID_102A2FB20B1F5630ABC5F7D851E8B....</text:p>
      <text:p text:style-name="P1"/>
      <text:p text:style-name="P1"/>
      <text:p text:style-name="P1">The UtilityCounter tracks the utility generated by this message for the message sender so far in the network. <text:s/>For example, if this message is a search query, the utility counter would give a rough estimate of the number of results generated by this query so far, and each node would update the counter with the number of results it produced before passing the message on. <text:s/>Once a message's utility has risen beyond a certain level (for example, 100), it should be dropped. <text:s/>This counter helps to ensure that an individual message sender does not overtax the utility of the network (for example, with overbroad search queries).</text:p>
      <text:p text:style-name="P1"/>
      <text:p text:style-name="P1">UtilityCounters can start with a value of 0, since the FORWARD mode protects the message sender's anonimity.</text:p>
      <text:p text:style-name="P1"/>
      <text:p text:style-name="P1">All header keys and values are whitespace-delimited, and any kind of whitespace is permitted. <text:s/>The body characters must IMMEDIATELY follow the ":" in the "Body:" key. <text:s/></text:p>
      <text:p text:style-name="P1"/>
      <text:p text:style-name="P1">Full binary is NOT allowed in the body. <text:s/>The body must be ASCII-clean (7-bit clean?). Why? <text:s/>So messages can be passed around in implementation code as \0-terminated strings. <text:s/>This will make implementations cleaner.</text:p>
      <text:p text:style-name="P1"/>
      <text:p text:style-name="P1">The given order of header keys is fixed.</text:p>
      <text:p text:style-name="P1"/>
      <text:p text:style-name="P1">Example message with no flags:</text:p>
      <text:p text:style-name="P2">UniqueID: <text:s/>100044_3499303</text:p>
      <text:p text:style-name="P11">From: a748eb84f</text:p>
      <text:p text:style-name="P11">To: <text:s text:c="2"/>898bed81f</text:p>
      <text:p text:style-name="P11">Flags: NONE</text:p>
      <text:p text:style-name="P11">UtilityCounter: -5</text:p>
      <text:p text:style-name="P11">Length: 14</text:p>
      <text:p text:style-name="P11">Body:this is a test</text:p>
      <text:p text:style-name="P1"/>
      <text:p text:style-name="P1">Example message with two flags:</text:p>
      <text:p text:style-name="P2">UniqueID: <text:s/>100044_3499303</text:p>
      <text:p text:style-name="P11">From: a748eb84f</text:p>
      <text:p text:style-name="P11">To: <text:s text:c="2"/>898bed81f</text:p>
      <text:p text:style-name="P11">Flags: FRESH_ROUTE|TEST</text:p>
      <text:p text:style-name="P11">UtilityCounter: 95</text:p>
      <text:p text:style-name="P11">Length: 14</text:p>
      <text:p text:style-name="P11">Body:this is a test</text:p>
      <text:p text:style-name="P1"/>
      <text:p text:style-name="P1">Example message with a FORWARD flag:</text:p>
      <text:p text:style-name="P2">UniqueID: <text:s/>100044_3499303</text:p>
      <text:p text:style-name="P11">From: a748eb84f</text:p>
      <text:p text:style-name="P11">To: <text:s text:c="2"/>898bed81f</text:p>
      <text:p text:style-name="P11">Flags: FORWARD_A97DF7D5410A214E524232ECA18DF6A5B52A4EF5</text:p>
      <text:p text:style-name="P11">UtilityCounter: 0</text:p>
      <text:p text:style-name="P11">Length: 14</text:p>
      <text:p text:style-name="P11">Body:this is a test</text:p>
      <text:p text:style-name="P1"/>
      <text:p text:style-name="P1">Example message with a DROP_TTL flag:</text:p>
      <text:p text:style-name="P2">UniqueID: <text:s/>100044_3499303</text:p>
      <text:p text:style-name="P11">From: a748eb84f</text:p>
      <text:p text:style-name="P11">To: <text:s text:c="2"/>898bed81f</text:p>
      <text:p text:style-name="P11">Flags: DROP_TTL_5</text:p>
      <text:p text:style-name="P11">UtilityCounter: 105</text:p>
      <text:p text:style-name="P11">Length: 14</text:p>
      <text:p text:style-name="P11">Body:this is a test</text:p>
      <text:p text:style-name="P1"/>
      <text:p text:style-name="P1">Example message with a DROP_CHAIN flag:</text:p>
      <text:p text:style-name="P2">UniqueID: <text:s/>100044_3499303</text:p>
      <text:p text:style-name="P11">From: a748eb84f</text:p>
      <text:p text:style-name="P11">To: <text:s text:c="2"/>898bed81f</text:p>
      <text:p text:style-name="P11">Flags: DROP_CHAIN</text:p>
      <text:p text:style-name="P11">UtilityCounter: 105</text:p>
      <text:p text:style-name="P11">Length: 14</text:p>
      <text:p text:style-name="P11">Body:this is a test</text:p>
      <text:p text:style-name="P11"/>
      <text:h text:style-name="P5" text:outline-level="1">3) l'algorithme de routage (<text:span text:style-name="T1">routingAlgorithm.txt)</text:span></text:h>
      <text:p text:style-name="Text_20_body">All messages are tagged with virtual from and to addresses </text:p>
      <text:p text:style-name="Text_20_body">(see messageFormat.txt).</text:p>
      <text:p text:style-name="Text_20_body"/>
      <text:p text:style-name="Text_20_body">There are two parameters, N and M.</text:p>
      <text:p text:style-name="Text_20_body"/>
      <text:p text:style-name="Text_20_body">We maintain a queue of the last N unique from-addresses that we have seen. Seeing a from address again moves that address to the head of the queue. When the queue fills up, addresses are dropped from the tail of the queue.</text:p>
      <text:p text:style-name="Text_20_body">For each address, we maintain a queue of the last M channels on which messages from that address have arrived. <text:s/>This list may contain duplicates or old channels that no longer exist. <text:s/>Each time a message from the address is received, a reference to the receiving channel is added to the head of the queue. <text:s/>As the queue fills up, channel references are dropped from the tail of the queue.</text:p>
      <text:p text:style-name="Text_20_body">We thus have a two-level queue, with a maximum of N entries in the first level, and M entries in each second level queue, for a total of N*M entries, maximum.</text:p>
      <text:p text:style-name="Text_20_body">To route a message to a particular address, we simply pick a channel at random from the corresponding from-address queue and send the message though that channel. <text:s/>With a small probability, we instead pick from all channels at random with equal probability (uniformly).</text:p>
      <text:p text:style-name="Text_20_body">If the message's to-address is not in our from-address queue, we broadcast the message out on all of our channels. <text:s/>No queue entry is added for an address until a message is processed with the address as a from-address.</text:p>
      <text:p text:style-name="Text_20_body">This algorithm has the following properties:</text:p>
      <text:p text:style-name="Text_20_body">--Picking from the address's channel queue at random (with a queue that <text:s text:c="2"/>contains repeats) creates a probability distribution over the channels. <text:s/>Channels that have recently seen a lot of messages from the address have a larger weight in this distribution. </text:p>
      <text:p text:style-name="Text_20_body">--Switching to a uniform distribution periodically makes the system robust against all message traffic for an address being routed through <text:s/>the same node (which may maliciously start dropping these messages after routing them correctly for a while). <text:s/>If a "tried and true" route goes bad, a new one will be discovered when a uniform routing distribution is used.</text:p>
      <text:p text:style-name="Text_20_body">--Defaulting to broadcast for unfamiliar addresses effectively explores <text:s/>the network for routes, since response messages will be routed back <text:s/>through this node and populate our routing table.</text:p>
      <text:p text:style-name="Text_20_body"/>
      <text:p text:style-name="Text_20_body">Example:</text:p>
      <text:p text:style-name="Text_20_body">We have three channels open to other nodes: <text:s/>1, 2, and 3.</text:p>
      <text:p text:style-name="Text_20_body">We have seen no messages so far.</text:p>
      <text:p text:style-name="Text_20_body"/>
      <text:p text:style-name="Text_20_body">We see a message from A to B on channel 1. <text:s/>We broadcast this message on all channels, since we know nothing about B.</text:p>
      <text:p text:style-name="Text_20_body">Our queue looks like this:</text:p>
      <text:p text:style-name="Text_20_body">A: <text:s/>1</text:p>
      <text:p text:style-name="Text_20_body"/>
      <text:p text:style-name="Text_20_body">We now see a message from A to C on channel 3. <text:s/>We broadcast this message on all channels, since we know nothing about C.</text:p>
      <text:p text:style-name="Text_20_body">Our queue looks like this:</text:p>
      <text:p text:style-name="Text_20_body">A: <text:s/>3 <text:s/>1</text:p>
      <text:p text:style-name="Text_20_body"/>
      <text:p text:style-name="Text_20_body">We see a response from B back to A on channel 2. <text:s/>We have a queue for A, so we pick one of {3,1} at random. <text:s/>We pick 3 and send the message through</text:p>
      <text:p text:style-name="Text_20_body">channel 3.</text:p>
      <text:p text:style-name="Text_20_body">Our queue looks like this:</text:p>
      <text:p text:style-name="Text_20_body">B: <text:s/>2</text:p>
      <text:p text:style-name="Text_20_body">A: <text:s/>3 <text:s/>1</text:p>
      <text:p text:style-name="Text_20_body"/>
      <text:p text:style-name="Text_20_body">We see a message from A to B on channel 1. <text:s/>We pick at random from B's queue, but there is only one choice, so we send the message through channel 2.</text:p>
      <text:p text:style-name="Text_20_body">Our queue looks like this:</text:p>
      <text:p text:style-name="Text_20_body">A: <text:s/>1 <text:s/>3 <text:s/>1</text:p>
      <text:p text:style-name="Text_20_body">B: <text:s/>2</text:p>
      <text:p text:style-name="Text_20_body"/>
      <text:p text:style-name="Text_20_body">We now see a message from A to C on channel 1. <text:s/>We broadcast this message on all channels, since we still know nothing about C.</text:p>
      <text:p text:style-name="Text_20_body">Our queue looks like this:</text:p>
      <text:p text:style-name="Text_20_body">A: <text:s/>1 <text:s/>1 <text:s/>3 <text:s/>1</text:p>
      <text:p text:style-name="Text_20_body">B: <text:s/>2</text:p>
      <text:p text:style-name="Text_20_body"/>
      <text:p text:style-name="Text_20_body">We see a response from C back to A on channel 3. <text:s/>We have a queue for A, so we pick one of {1,1,3,1} at random. <text:s/>Of course, channel 1 has much more weight for A at this point (since 3/4 of our message from A have come through channel 1), so we end up sending the message through channel 1.</text:p>
      <text:p text:style-name="Text_20_body">Our queue looks like this:</text:p>
      <text:p text:style-name="Text_20_body">C: <text:s/>3</text:p>
      <text:p text:style-name="Text_20_body">A: <text:s/>1 <text:s/>1 <text:s/>3 <text:s/>1</text:p>
      <text:p text:style-name="Text_20_body">B: <text:s/>2</text:p>
      <text:p text:style-name="Text_20_body"/>
      <text:p text:style-name="Text_20_body">We see a response from C back to A on channel 3. <text:s/>With a small probability, we decide to pick from all of the channels at random instead of using A's weighted distribution. <text:s/>We pick channel 2 to send this message through.</text:p>
      <text:p text:style-name="Text_20_body">Our queue looks like this:</text:p>
      <text:p text:style-name="Text_20_body">C: <text:s/>3 3</text:p>
      <text:p text:style-name="Text_20_body">A: <text:s/>1 <text:s/>1 <text:s/>3 <text:s/>1</text:p>
      <text:p text:style-name="Text_20_body">B: <text:s/>2</text:p>
      <text:h text:style-name="P5" text:outline-level="1">4) le protocole point-à-point <text:span text:style-name="T1">(pointToPointProtocol.txt)</text:span></text:h>
      <text:p text:style-name="Text_20_body">This document describes the point-to-point messaging protocol built on top of the MUTE message routing layer. <text:s/>All messages described here are packaged into the Body portion of a MUTE message (see messageFormat.txt). <text:s/>The required headers for MUTE messages are not shown here.</text:p>
      <text:p text:style-name="Text_20_body"/>
      <text:p text:style-name="Text_20_body">All fields in these messages are whitespace-delimited.</text:p>
      <text:p text:style-name="Text_20_body"/>
      <text:p text:style-name="Text_20_body">All messages are encapselated in an Opaque message:</text:p>
      <text:p text:style-name="P13">MessageType: Opaque</text:p>
      <text:p text:style-name="P13">InitializationVector: &lt;hex-encoded 128-bit IV to use in AES encryption of body&gt;</text:p>
      <text:p text:style-name="P13">AESKey: &lt;secret 128-bit AESkey, RSA-encrypted with receiver's public key, then AES-encrypted with the receiver's key mask and the IV, then hex-encoded&gt;</text:p>
      <text:p text:style-name="P13">AESKeyFingerprint: &lt;SHA1-hash of the AES key, then AES-encrypted with the receiver's key mask and the IV,then hex-encoded&gt;</text:p>
      <text:p text:style-name="P13">AESKeySignature: &lt;secret 128-bit AESkey, RSA-signed with sender's private key, then AES-encrypted with the the receiver's key mask and the IV, then hex-encoded&gt;</text:p>
      <text:p text:style-name="P13">ContactID: &lt;contact ID encrypted with the AES key and IV, hex-encoded&gt;</text:p>
      <text:p text:style-name="P13">Body: &lt;AES-encrypted message body as a contiguous base64-encoded string&gt;</text:p>
      <text:p text:style-name="P13">BodySignature: <text:s/>&lt;AES/IV-encrypted raw-SHA1 hash of unencrypted (raw) body string, hex-encoded&gt;</text:p>
      <text:p text:style-name="Text_20_body"/>
      <text:p text:style-name="Text_20_body"/>
      <text:p text:style-name="Text_20_body">To generate the AESKey block, we use the following process:</text:p>
      <text:p text:style-name="Text_20_body"><text:s text:c="4"/>hexEncode( aesEncrypt( rsaEncrypt( aes_key, receiver_pub_key ), </text:p>
      <text:p text:style-name="Text_20_body"><text:s text:c="27"/>receiver_mask_key,</text:p>
      <text:p text:style-name="Text_20_body"><text:s text:c="27"/>IV ) )</text:p>
      <text:p text:style-name="Text_20_body"/>
      <text:p text:style-name="Text_20_body">To generate the the AESKeyFingerprint block, we use the following process:</text:p>
      <text:p text:style-name="Text_20_body"><text:s text:c="4"/>hexEncode( aesEncrypt( sha1( aes_key ), </text:p>
      <text:p text:style-name="Text_20_body"><text:s text:c="27"/>receiver_mask_key,</text:p>
      <text:p text:style-name="Text_20_body"><text:s text:c="27"/>IV ) )</text:p>
      <text:p text:style-name="Text_20_body"/>
      <text:p text:style-name="Text_20_body">To generate the the AESKeySignature block, we use the following process:</text:p>
      <text:p text:style-name="Text_20_body"><text:s text:c="4"/>hexEncode( aesEncrypt( rsaSign( aes_key, sender_priv_key ), </text:p>
      <text:p text:style-name="Text_20_body"><text:s text:c="27"/>receiver_mask_key,</text:p>
      <text:p text:style-name="Text_20_body"><text:s text:c="27"/>IV ) )</text:p>
      <text:p text:style-name="Text_20_body"/>
      <text:p text:style-name="Text_20_body">To generate the ContactID block, we use the follwoing process:</text:p>
      <text:p text:style-name="Text_20_body"><text:s text:c="4"/>hexEncode( aesEncrypt( contact_id, aes_key, IV ) )</text:p>
      <text:p text:style-name="Text_20_body"/>
      <text:p text:style-name="Text_20_body">To generate the Body block, we use the following process:</text:p>
      <text:p text:style-name="Text_20_body"><text:s text:c="4"/>base64Encode( aesEncrypt( body, aes_key, IV ) )</text:p>
      <text:p text:style-name="Text_20_body"/>
      <text:p text:style-name="Text_20_body">To generate the BodySignature block, we use the following process:</text:p>
      <text:p text:style-name="Text_20_body"><text:s text:c="4"/>hexEncode( aesEncrypt( sha1( body ), aes_key, IV ) )</text:p>
      <text:p text:style-name="Text_20_body"/>
      <text:p text:style-name="Text_20_body">Note that we reuse the same IV for the contactID encryption, the body encryption, the hash encryption, and the masking of AES key elements. We are using base64 for the message body instead of hex to save space. <text:s/>Note that this is NOT a true-form base64 encoding, since it does not contain any line breaks (standard base64 breaks lines every 76 characters), though it must contain the standard "=" end-padding characters.</text:p>
      <text:p text:style-name="Text_20_body"/>
      <text:p text:style-name="Text_20_body">Example:</text:p>
      <text:p text:style-name="Code">MessageType: Opaque</text:p>
      <text:p text:style-name="Code">AESKey: B0EAF04136851349FA3EC9F4AA39E6F233BB752260171CE0D809F684622F3EF3E217365D1E3E965B409E213892DBD1C3AD917A91D2EF6F31A7F83BF19296F4D9135F5B3841227C96C0BED7E56765B0E1243D0D05C319A3DE90D1D65DF0D23678B27F5A6A7D690D3CFB74DE6081E9395722561832A92CB0AF40C4B3E40523A6DA</text:p>
      <text:p text:style-name="Code">AESKeyFingerprint: B16ECEB18464A54E1F28D98A6A28EBD421B69567</text:p>
      <text:p text:style-name="Code">AESKeySignature: 567B16E64A54ECEB1848A6A281F28D921B69EBD49E98DD4EAC3E462166731E2DA1F59CB2BE17A700DA4249095457BD08D28B8048295BB59E45E020AD1FB99A0E</text:p>
      <text:p text:style-name="Code">InitializationVector: A876FED839BE17FC9F813BAE1FBC176A</text:p>
      <text:p text:style-name="Code">ContactID: 41848A6A264A54ECEB28D921B69EBD81F567B567B16E118486EA54ECEB4A6A26428D921B69EBD81F</text:p>
      <text:p text:style-name="Code">Body: NEQk1AIyohKEBGKiM</text:p>
      <text:p text:style-name="Code">BodySignature: 567B16E64A54ECEB1848A6A281F28D921B69EBD4</text:p>
      <text:p text:style-name="Text_20_body"/>
      <text:p text:style-name="Text_20_body"/>
      <text:p text:style-name="Text_20_body"/>
      <text:p text:style-name="Text_20_body">Contact information can be pushed to another node encapselated in body of an Opaque message as follows (unencrypted text shown), with strict order:</text:p>
      <text:p text:style-name="Code">MessageType: ContactInfo</text:p>
      <text:p text:style-name="Code">Contact: &lt;contact human-readable name as a continuous string&gt;</text:p>
      <text:p text:style-name="Code">ContactID: &lt;unique contact ID string&gt;</text:p>
      <text:p text:style-name="Code">PrimaryVirtualAddress: &lt;virtual address string&gt;</text:p>
      <text:p text:style-name="Code">PublicKey: &lt;contact's public key, DER-encoded and hex-encoded&gt;</text:p>
      <text:p text:style-name="Code">AESMaskKey: &lt;AES key to use when masking reused session keys</text:p>
      <text:p text:style-name="Code"><text:s text:c="13"/>and other repeated data sent to this contact&gt;</text:p>
      <text:p text:style-name="Text_20_body"/>
      <text:p text:style-name="Text_20_body">Example:</text:p>
      <text:p text:style-name="Code">MessageType: ContactInfo</text:p>
      <text:p text:style-name="Code">Contact: cydonia</text:p>
      <text:p text:style-name="Code">ContactID: 8E69B44C3C0AB0CFD9C6C5BDE1B8AC25801A20E3</text:p>
      <text:p text:style-name="Code">PrimaryVirtualAddress: AB0CFA20E3C3C0BDE1B8D9C6C5A8E69B44801C25</text:p>
      <text:p text:style-name="Code">PublicKey: 30819D300D06092B864886F70D020101050003818B0030818702818100D39C7A8723B16B3FE3431F053277E38C19333C3F0863249C4EBA31FBB724D3151F6200E189EE71BE4E3978BE0400BA8E5621FB3F75E72DDB6581923A5908952D2F52098E962DF777BDE7AE3F8917C8CABCE1178338BF4988CCED710103EB806248FC564ABE746B466D3FAC110E2434157AC8FE38066DCFF90ED119788060D5A1020111</text:p>
      <text:p text:style-name="Code">AESKeyMask: 44C3C0AB9C6C5BDE0CFD1B8AC258E69B</text:p>
      <text:p text:style-name="Text_20_body"/>
      <text:p text:style-name="Text_20_body"/>
      <text:p text:style-name="Text_20_body">The MessageType field occurs in this message, but it is embedded in the encrypted body of an Opaque message. <text:s/>In other words, MessageType occurs twice in the full message: <text:s/>once to describe the type of the entire MUTE message, and again to describe the type of the body of the encrypted message.</text:p>
      <text:p text:style-name="Text_20_body">The second type (ContactInfo) is only visible after the body is decrypted, so this will not be confusing in parser code. <text:s/>However, it is a bit confusing in the documentation.</text:p>
      <text:p text:style-name="Text_20_body"/>
      <text:p text:style-name="Text_20_body">Note that the format for a contact information response body is EXACTLY the same as the format for a MUTE contact file, except that the MessageType (and EndMessageType) field is not included in a MUTE contact file. <text:s/>An example MUTE contact file (.mc file):</text:p>
      <text:p text:style-name="Text_20_body"/>
      <text:p text:style-name="Code">Contact: cydonia</text:p>
      <text:p text:style-name="Code">ContactID: 8E69B44C3C0AB0CFD9C6C5BDE1B8AC25801A20E3</text:p>
      <text:p text:style-name="Code">PrimaryVirtualAddress: AB0CFA20E3C3C0BDE1B8D9C6C5A8E69B44801C25</text:p>
      <text:p text:style-name="Code">PublicKey: 30819D300D06092B864886F70D020101050003818B0030818702818100D39C7A8723B16B3FE3431F053277E38C19333C3F0863249C4EBA31FBB724D3151F6200E189EE71BE4E3978BE0400BA8E5621FB3F75E72DDB6581923A5908952D2F52098E962DF777BDE7AE3F8917C8CABCE1178338BF4988CCED710103EB806248FC564ABE746B466D3FAC110E2434157AC8FE38066DCFF90ED119788060D5A1020111</text:p>
      <text:p text:style-name="Code">AESMaskKey: 44C3C0AB9C6C5BDE0CFD1B8AC258E69B</text:p>
      <text:p text:style-name="Text_20_body"/>
      <text:p text:style-name="Text_20_body"/>
      <text:h text:style-name="P5" text:outline-level="1">5) le protocole de partage de fichiers <text:span text:style-name="T1">(fileTransferProtocol.txt)</text:span></text:h>
      <text:p text:style-name="Text_20_body">This document describes the file transfer messaging protocol built on top of the MUTE point-to-point layer. <text:s/>All messages described here are packaged into the Body portion of an Opaque message (see pointToPointProtocol.txt). <text:s/></text:p>
      <text:p text:style-name="Text_20_body">The required headers and encryption for Opaque messages are not shown here.</text:p>
      <text:p text:style-name="Text_20_body"/>
      <text:p text:style-name="Text_20_body">All fields in these messages are whitespace-delimited.</text:p>
      <text:p text:style-name="Text_20_body"/>
      <text:h text:style-name="Heading_20_2" text:outline-level="2">5-a File information retrieval message (Used to request information about a file) :</text:h>
      <text:p text:style-name="Code">MessageType: FileInfoRequest</text:p>
      <text:p text:style-name="Code">FilePath: &lt;a URL-safe encoded, "/"-delimited file path, relative to the file </text:p>
      <text:p text:style-name="Code"><text:s text:c="11"/>host's root file directory&gt;</text:p>
      <text:p text:style-name="Text_20_body"/>
      <text:p text:style-name="Text_20_body">Example: (a request for info about myMusic/temp/test.mp3)</text:p>
      <text:p text:style-name="Code">MessageType: FileInfoRequest</text:p>
      <text:p text:style-name="Code">FilePath: myMusic%2Ftemp%2Ftest.mp3</text:p>
      <text:p text:style-name="Text_20_body"/>
      <text:p text:style-name="Text_20_body"/>
      <text:h text:style-name="Heading_20_2" text:outline-level="2">5-b File information message:</text:h>
      <text:p text:style-name="Code">MessageType: FileInfo</text:p>
      <text:p text:style-name="Code">FilePath: &lt;a URL-safe encoded, "/"-delimited file path, relative to the file host's root file directory&gt;</text:p>
      <text:p text:style-name="Code">FileStatus: &lt;either Found or NotFound&gt;</text:p>
      <text:p text:style-name="Code">FileType: &lt;either Data or Directory&gt;</text:p>
      <text:p text:style-name="Code">FileSize: &lt;size in bytes&gt;</text:p>
      <text:p text:style-name="Code">ChunkCount: &lt;number of 14-KiB chunks&gt;</text:p>
      <text:p text:style-name="Code">MimeType: &lt;mime type&gt;</text:p>
      <text:p text:style-name="Text_20_body"/>
      <text:p text:style-name="Text_20_body"/>
      <text:p text:style-name="Text_20_body"/>
      <text:p text:style-name="Text_20_body">Example:</text:p>
      <text:p text:style-name="Code">MessageType: FileInfo</text:p>
      <text:p text:style-name="Code">FilePath: myMusic%2Ftemp%2Ftest.mp3</text:p>
      <text:p text:style-name="Code">FileStatus: Found</text:p>
      <text:p text:style-name="Code">FileType: Data</text:p>
      <text:p text:style-name="Code">FileSize: 1392884</text:p>
      <text:p text:style-name="Code">ChunkCount: 98</text:p>
      <text:p text:style-name="Code">MimeType: audio/mpeg</text:p>
      <text:p text:style-name="Text_20_body"/>
      <text:p text:style-name="Text_20_body">Example:</text:p>
      <text:p text:style-name="Code">MessageType: FileInfo</text:p>
      <text:p text:style-name="Code">FilePath: myMusic%2Ftemp%2Ftest2.mp3</text:p>
      <text:p text:style-name="Code">FileStatus: NotFound</text:p>
      <text:p text:style-name="Text_20_body"/>
      <text:p text:style-name="Text_20_body">Since the payload size (body) of a MUTE routed message is limited to 32 KiB, and that body contains the headers necessary for a point-to-point Opaque message, we use 15 KiB for each file chunk (or less than 28 KiB when base64-encoded twice [second encoding the the point-to-point layer]). 4 KiB should be enough room for the Opaque headers and the file chunk headers.</text:p>
      <text:p text:style-name="Text_20_body"/>
      <text:p text:style-name="Text_20_body">The chunk size is actually controlled by the the file host and thus can vary. Whatever the chunk size, the 32-KiB payload limit must be observed.</text:p>
      <text:p text:style-name="Text_20_body"/>
      <text:p text:style-name="Text_20_body">Note that for the Directory FileType, the FileSize field lists the number of files in the directory, and the MimeType is set to "application/octet-stream", the default MIME type for unknown types. The chunk count still lists the number of chunks that will be necessary to transmit the directory listing if it is requested.</text:p>
      <text:p text:style-name="Text_20_body"/>
      <text:p text:style-name="Text_20_body">Example (info about myMusic/temp/):</text:p>
      <text:p text:style-name="Code">MessageType: FileInfo</text:p>
      <text:p text:style-name="Code">FilePath: myMusic%2Ftemp%2F</text:p>
      <text:p text:style-name="Code">FileType: Directory</text:p>
      <text:p text:style-name="Code">FileSize: 5</text:p>
      <text:p text:style-name="Code">ChunkCount: 1</text:p>
      <text:p text:style-name="Code">MimeType: application/octet-stream</text:p>
      <text:p text:style-name="Code"/>
      <text:p text:style-name="Text_20_body"/>
      <text:p text:style-name="Text_20_body"/>
      <text:h text:style-name="Heading_20_2" text:outline-level="2">5-c File chunk retrieval message:</text:h>
      <text:p text:style-name="Text_20_body"/>
      <text:p text:style-name="Text_20_body">Requests chunks of a Data file only (see below for directory requests)</text:p>
      <text:p text:style-name="Code">MessageType: FileChunkRequest</text:p>
      <text:p text:style-name="Code">FilePath: &lt;a URL-safe encoded, "/"-delimited file path, relative to the file host's root file directory&gt;</text:p>
      <text:p text:style-name="Code">ChunkNumber: <text:s/>&lt;the chunk index, where 0 indicates the first chunk&gt;</text:p>
      <text:p text:style-name="Text_20_body"/>
      <text:p text:style-name="Text_20_body"/>
      <text:p text:style-name="Text_20_body">Example:</text:p>
      <text:p text:style-name="Code">MessageType: FileChunkRequest</text:p>
      <text:p text:style-name="Code">FilePath: myMusic%2Ftemp%2Ftest.mp3</text:p>
      <text:p text:style-name="Code">ChunkNumber: 5</text:p>
      <text:p text:style-name="Text_20_body"/>
      <text:h text:style-name="Heading_20_2" text:outline-level="2">5-d File chunk message:</text:h>
      <text:p text:style-name="Text_20_body"/>
      <text:p text:style-name="Text_20_body">Returns a chunk of a Data file.</text:p>
      <text:p text:style-name="Code">MessageType: FileChunk</text:p>
      <text:p text:style-name="Code">FilePath: &lt;a URL-safe encoded, "/"-delimited file path, relative to the file host's root file directory&gt;</text:p>
      <text:p text:style-name="Code">ChunkNumber: &lt;the chunk index, where 0 indicates the first chunk&gt;</text:p>
      <text:p text:style-name="Code">ChunkLength: &lt;unencoded chunk data length in bytes&gt;</text:p>
      <text:p text:style-name="Code">ChunkData: &lt;contiguous (no line breaks) base64-encoded chunk data&gt;</text:p>
      <text:p text:style-name="Text_20_body"/>
      <text:p text:style-name="Text_20_body"/>
      <text:p text:style-name="Text_20_body">Example:</text:p>
      <text:p text:style-name="Code">MessageType: FileChunk</text:p>
      <text:p text:style-name="Code">FilePath: myMusic%2Ftemp%2Ftest.mp3</text:p>
      <text:p text:style-name="Code">ChunkNumber: 97</text:p>
      <text:p text:style-name="Code">ChunkLength: 2292</text:p>
      <text:p text:style-name="Code">ChunkData: AjKiEoQEYqIyQmJCh.....</text:p>
      <text:p text:style-name="Text_20_body"/>
      <text:p text:style-name="Text_20_body"/>
      <text:h text:style-name="Heading_20_2" text:outline-level="2">5-e Directory chunk retrieval message:</text:h>
      <text:p text:style-name="Text_20_body"/>
      <text:p text:style-name="Text_20_body">Requests chunks of a Directory listing</text:p>
      <text:p text:style-name="Code">MessageType: DirectoryChunkRequest</text:p>
      <text:p text:style-name="Code">FilePath: &lt;a URL-safe encoded, "/"-delimited file path, relative to the file host's root file directory&gt;</text:p>
      <text:p text:style-name="Code">ChunkNumber: <text:s/>&lt;the chunk index, where 0 indicates the first chunk&gt;</text:p>
      <text:p text:style-name="Text_20_body"/>
      <text:p text:style-name="Text_20_body"/>
      <text:p text:style-name="Text_20_body">Example:</text:p>
      <text:p text:style-name="Code">MessageType: DirectoryChunkRequest</text:p>
      <text:p text:style-name="Code">FilePath: myMusic%2Ftemp%2F</text:p>
      <text:p text:style-name="Code">ChunkNumber: 0</text:p>
      <text:p text:style-name="Text_20_body"/>
      <text:p text:style-name="Text_20_body"/>
      <text:p text:style-name="Text_20_body"/>
      <text:h text:style-name="Heading_20_2" text:outline-level="2">5-f Directory chunk message:</text:h>
      <text:p text:style-name="Text_20_body"/>
      <text:p text:style-name="Text_20_body">Returns a chunk of a Directory listing.</text:p>
      <text:p text:style-name="Code">MessageType: DirectoryChunk</text:p>
      <text:p text:style-name="Code">FilePath: &lt;a URL-safe encoded, "/"-delimited file path, relative to the file host's root file directory&gt;</text:p>
      <text:p text:style-name="Code">ChunkNumber: &lt;the chunk index, where 0 indicates the first chunk&gt;</text:p>
      <text:p text:style-name="Code">EntryCount: &lt;the number of directory entries in this chunk&gt;</text:p>
      <text:p text:style-name="Code">Entries: &lt;a URL-safe encoded file name&gt;</text:p>
      <text:p text:style-name="Code">&lt;a URL-safe encoded file name&gt;</text:p>
      <text:p text:style-name="Code">&lt;a URL-safe encoded file name&gt;</text:p>
      <text:p text:style-name="Code">...</text:p>
      <text:p text:style-name="Text_20_body"/>
      <text:p text:style-name="Text_20_body">Example:</text:p>
      <text:p text:style-name="Code">MessageType: DirectoryChunk</text:p>
      <text:p text:style-name="Code">FilePath: myMusic%2Ftemp%2F</text:p>
      <text:p text:style-name="Code">ChunkNumber: 0</text:p>
      <text:p text:style-name="Code">EntryCount: 5</text:p>
      <text:p text:style-name="Code">Entries: test.mp3</text:p>
      <text:p text:style-name="Code">test2.mp3</text:p>
      <text:p text:style-name="Code">my%20test.mp3</text:p>
      <text:p text:style-name="Code">test3.mp3</text:p>
      <text:p text:style-name="Code">test4.mp3</text:p>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FreeMono1" svg:font-family="FreeMono" style:font-family-generic="modern" style:font-pitch="variable"/>
    <style:font-face style:name="FreeMono" svg:font-family="FreeMono" style:font-adornments="Normal"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Text_20_body" style:display-name="Text body" style:family="paragraph" style:parent-style-name="Standard" style:class="text">
      <style:paragraph-properties fo:margin-top="0cm" fo:margin-bottom="0.212cm"/>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master-page-name="" style:default-outline-level="1">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font-size="10pt" fo:font-style="italic" fo:font-weight="bold" style:font-size-asian="14pt" style:font-style-asian="italic" style:font-weight-asian="normal" style:font-size-complex="14pt" style:font-style-complex="italic" style:font-weight-complex="normal"/>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de" style:family="paragraph" style:parent-style-name="Standard" style:auto-update="true" style:class="text">
      <style:paragraph-properties fo:margin-left="1.471cm" fo:margin-right="0cm" style:line-height-at-least="0cm" fo:text-indent="-1.471cm" style:auto-text-indent="false">
        <style:tab-stops/>
      </style:paragraph-properties>
      <style:text-properties style:font-name="FreeMono" fo:font-size="8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creation-date>2008-01-06T15:59:00</meta:creation-date>
    <dc:date>2008-01-06T22:09:29</dc:date>
    <dc:language>fr-FR</dc:language>
    <meta:editing-cycles>119</meta:editing-cycles>
    <meta:editing-duration>PT3H56M2S</meta:editing-duration>
    <meta:user-defined meta:name="Info 1"/>
    <meta:user-defined meta:name="Info 2"/>
    <meta:user-defined meta:name="Info 3"/>
    <meta:user-defined meta:name="Info 4"/>
    <meta:document-statistic meta:table-count="0" meta:image-count="0" meta:object-count="0" meta:page-count="14" meta:paragraph-count="351" meta:word-count="3768" meta:character-count="24844"/>
  </office:meta>
</office:document-meta>
</file>